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ematica1" svg:font-family="Mathematica1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CMR12" svg:font-family="CMR12"/>
    <style:font-face style:name="Lohit Hindi1" svg:font-family="'Lohit Hindi'"/>
    <style:font-face style:name="Courier New" svg:font-family="'Courier New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paragraph-rsid="005e86a0" style:font-size-asian="10pt" style:language-asian="zxx" style:country-asian="none" style:font-weight-asian="bold" style:font-name-complex="Century Gothic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paragraph-rsid="006ca353" style:font-size-asian="10pt" style:language-asian="zxx" style:country-asian="none" style:font-weight-asian="bold" style:font-name-complex="Century Gothic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officeooo:paragraph-rsid="00018ea6" style:font-size-asian="10pt" style:language-asian="zxx" style:country-asian="none" style:font-weight-asian="bold" style:font-name-complex="Century Gothic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52ef88" officeooo:paragraph-rsid="005e86a0" style:font-size-asian="10pt" style:language-asian="zxx" style:country-asian="none" style:font-weight-asian="bold" style:font-name-complex="Century Gothic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512ee8" officeooo:paragraph-rsid="006ca353" style:font-size-asian="10pt" style:language-asian="zxx" style:country-asian="none" style:font-weight-asian="bold" style:font-name-complex="Century Gothic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officeooo:rsid="0052ef88" officeooo:paragraph-rsid="005e86a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52ef88" officeooo:paragraph-rsid="005e86a0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0pt" fo:language="en" fo:country="GB" fo:font-weight="bold" officeooo:paragraph-rsid="00018ea6" style:font-size-asian="10pt" style:font-weight-asian="bold" style:font-name-complex="Century Gothic" style:font-size-complex="10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3366" style:text-line-through-style="none" style:text-line-through-type="none" style:font-name="Arial" fo:font-size="10pt" fo:letter-spacing="normal" fo:font-style="normal" style:text-underline-style="none" fo:font-weight="normal" officeooo:paragraph-rsid="0059543e" style:text-blinking="false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3366" style:text-line-through-style="none" style:text-line-through-type="none" style:font-name="Arial" fo:font-size="10pt" fo:letter-spacing="normal" fo:font-style="normal" style:text-underline-style="none" fo:font-weight="normal" officeooo:rsid="003879c5" officeooo:paragraph-rsid="005e86a0" style:text-blinking="false" style:font-size-asian="10pt" style:font-size-complex="10pt"/>
    </style:style>
    <style:style style:name="P11" style:family="paragraph" style:parent-style-name="HTML_20_Preformatted">
      <style:text-properties style:font-name="Century Gothic" officeooo:paragraph-rsid="007dfe50" style:font-name-complex="Century Gothic"/>
    </style:style>
    <style:style style:name="P12" style:family="paragraph" style:parent-style-name="HTML_20_Preformatted">
      <style:text-properties officeooo:paragraph-rsid="007dfe50"/>
    </style:style>
    <style:style style:name="P13" style:family="paragraph" style:parent-style-name="HTML_20_Preformatted">
      <style:paragraph-properties fo:margin-left="2.54cm" fo:margin-right="0cm" fo:text-indent="-1.27cm" style:auto-text-indent="false"/>
      <style:text-properties style:font-name="Century Gothic" officeooo:paragraph-rsid="007dfe50" style:font-name-complex="Century Gothic"/>
    </style:style>
    <style:style style:name="P14" style:family="paragraph" style:parent-style-name="HTML_20_Preformatted">
      <style:paragraph-properties fo:margin-left="2.54cm" fo:margin-right="0cm" fo:text-indent="0cm" style:auto-text-indent="false"/>
      <style:text-properties style:font-name="Century Gothic" officeooo:paragraph-rsid="007dfe50" style:font-name-complex="Century Gothic"/>
    </style:style>
    <style:style style:name="P15" style:family="paragraph" style:parent-style-name="HTML_20_Preformatted">
      <style:paragraph-properties fo:margin-left="2.54cm" fo:margin-right="0cm" fo:text-indent="0cm" style:auto-text-indent="false"/>
      <style:text-properties officeooo:paragraph-rsid="007dfe50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Arial" fo:font-size="10pt" officeooo:paragraph-rsid="000c637d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paragraph-rsid="005e86a0" style:font-size-asian="10pt" style:language-asian="zxx" style:country-asian="none" style:font-weight-asian="bold" style:font-name-complex="Century Gothic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language="en" fo:country="US" fo:font-weight="bold" officeooo:rsid="000c637d" officeooo:paragraph-rsid="000c637d" style:font-size-asian="10pt" style:language-asian="zxx" style:country-asian="none" style:font-weight-asian="bold" style:font-name-complex="Century Gothic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7c6b9c" officeooo:paragraph-rsid="007c6b9c" style:font-size-asian="10pt" style:language-asian="zxx" style:country-asian="none" style:font-weight-asian="bold" style:font-name-complex="Century Gothic" style:font-size-complex="10pt"/>
    </style:style>
    <style:style style:name="P20" style:family="paragraph" style:parent-style-name="Standard">
      <style:paragraph-properties fo:text-align="justify" style:justify-single-word="false"/>
      <style:text-properties officeooo:paragraph-rsid="0077fb86"/>
    </style:style>
    <style:style style:name="P21" style:family="paragraph" style:parent-style-name="Standard" style:list-style-name="WW8Num14">
      <style:paragraph-properties fo:text-align="justify" style:justify-single-word="false"/>
      <style:text-properties officeooo:paragraph-rsid="007dfe50"/>
    </style:style>
    <style:style style:name="P22" style:family="paragraph" style:parent-style-name="Standard" style:list-style-name="WW8Num14">
      <style:paragraph-properties fo:text-align="justify" style:justify-single-word="false"/>
      <style:text-properties fo:color="#000000" style:font-name="Century Gothic" fo:font-size="10pt" fo:language="en" fo:country="US" officeooo:paragraph-rsid="007dfe50" style:font-size-asian="10pt" style:language-asian="en" style:country-asian="US" style:font-name-complex="Century Gothic" style:font-size-complex="10pt"/>
    </style:style>
    <style:style style:name="P23" style:family="paragraph" style:parent-style-name="Standard">
      <style:paragraph-properties fo:text-align="justify" style:justify-single-word="false"/>
      <style:text-properties fo:color="#000000" style:font-name="Century Gothic" fo:font-size="10pt" fo:language="en" fo:country="US" officeooo:paragraph-rsid="007dfe50" style:font-size-asian="10pt" style:language-asian="en" style:country-asian="US" style:font-name-complex="Century Gothic" style:font-size-complex="10pt"/>
    </style:style>
    <style:style style:name="P2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style:font-name="Century Gothic" fo:font-size="10pt" fo:language="en" fo:country="US" officeooo:paragraph-rsid="007dfe50" style:font-size-asian="10pt" style:language-asian="en" style:country-asian="US" style:font-name-complex="Century Gothic" style:font-size-complex="10pt"/>
    </style:style>
    <style:style style:name="P2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7dfe50"/>
    </style:style>
    <style:style style:name="P2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Century Gothic" fo:font-size="10pt" fo:language="en" fo:country="US" officeooo:paragraph-rsid="007dfe50" style:font-size-asian="10pt" style:font-name-complex="Century Gothic" style:font-size-complex="10pt"/>
    </style:style>
    <style:style style:name="P2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Century Gothic" fo:font-size="10pt" fo:language="en" fo:country="US" fo:font-weight="bold" officeooo:rsid="000c637d" officeooo:paragraph-rsid="007dfe50" style:font-size-asian="10pt" style:language-asian="en" style:country-asian="US" style:font-weight-asian="bold" style:font-name-complex="Century Gothic" style:font-size-complex="10pt" style:font-weight-complex="bold"/>
    </style:style>
    <style:style style:name="P2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Century Gothic" fo:font-size="10pt" fo:language="en" fo:country="US" officeooo:paragraph-rsid="007dfe50" style:font-size-asian="10pt" style:language-asian="en" style:country-asian="US" style:font-name-complex="Century Gothic" style:font-size-complex="10pt"/>
    </style:style>
    <style:style style:name="P29" style:family="paragraph" style:parent-style-name="Standard">
      <style:paragraph-properties fo:margin-left="1.27cm" fo:margin-right="0cm" fo:text-align="justify" style:justify-single-word="false" fo:text-indent="1.249cm" style:auto-text-indent="false"/>
      <style:text-properties fo:color="#000000" style:font-name="Century Gothic" fo:font-size="10pt" fo:language="en" fo:country="US" officeooo:paragraph-rsid="007dfe50" style:font-size-asian="10pt" style:language-asian="en" style:country-asian="US" style:font-name-complex="Century Gothic" style:font-size-complex="10pt"/>
    </style:style>
    <style:style style:name="T1" style:family="text">
      <style:text-properties fo:font-style="normal" fo:font-weight="normal" officeooo:rsid="00018ea6" style:font-style-asian="normal" style:font-weight-asian="normal" style:font-style-complex="normal" style:font-weight-complex="normal"/>
    </style:style>
    <style:style style:name="T2" style:family="text">
      <style:text-properties style:font-name="Century Gothic" fo:font-size="10pt" fo:language="en" fo:country="US" style:font-size-asian="10pt" style:font-name-complex="Century Gothic" style:font-size-complex="10pt"/>
    </style:style>
    <style:style style:name="T3" style:family="text">
      <style:text-properties style:font-name="Century Gothic" fo:font-size="10pt" fo:language="en" fo:country="US" officeooo:rsid="007dfe50" style:font-size-asian="10pt" style:font-name-complex="Century Gothic" style:font-size-complex="10pt"/>
    </style:style>
    <style:style style:name="T4" style:family="text">
      <style:text-properties style:font-name="Century Gothic" fo:font-size="10pt" fo:language="en" fo:country="US" fo:font-style="italic" style:font-size-asian="10pt" style:font-style-asian="italic" style:font-name-complex="Century Gothic" style:font-size-complex="10pt"/>
    </style:style>
    <style:style style:name="T5" style:family="text">
      <style:text-properties style:font-name="Century Gothic" fo:font-size="10pt" fo:language="en" fo:country="US" fo:font-weight="bold" officeooo:rsid="000c637d" style:font-size-asian="10pt" style:language-asian="zxx" style:country-asian="none" style:font-weight-asian="bold" style:font-name-complex="Century Gothic" style:font-size-complex="10pt" style:font-weight-complex="bold"/>
    </style:style>
    <style:style style:name="T6" style:family="text">
      <style:text-properties style:font-name="Century Gothic" style:font-name-complex="Century Gothic"/>
    </style:style>
    <style:style style:name="T7" style:family="text">
      <style:text-properties style:font-name="Century Gothic" officeooo:rsid="007dfe50" style:font-name-complex="Century Gothic"/>
    </style:style>
    <style:style style:name="T8" style:family="text">
      <style:text-properties style:font-name="Century Gothic" style:font-name-asian="Century Gothic" style:font-name-complex="Century Gothic"/>
    </style:style>
    <style:style style:name="T9" style:family="text">
      <style:text-properties style:font-name="Century Gothic" fo:font-style="italic" style:font-style-asian="italic" style:font-name-complex="Century Gothic"/>
    </style:style>
    <style:style style:name="T10" style:family="text">
      <style:text-properties fo:color="#000000" style:font-name="Century Gothic" fo:font-size="10pt" fo:language="en" fo:country="US" style:font-size-asian="10pt" style:language-asian="en" style:country-asian="US" style:font-name-complex="Century Gothic" style:font-size-complex="10pt"/>
    </style:style>
    <style:style style:name="T11" style:family="text">
      <style:text-properties fo:color="#000000" style:font-name="Century Gothic" fo:font-size="10pt" fo:language="en" fo:country="US" style:font-name-asian="Century Gothic" style:font-size-asian="10pt" style:language-asian="en" style:country-asian="US" style:font-name-complex="Century Gothic" style:font-size-complex="10pt"/>
    </style:style>
    <style:style style:name="T12" style:family="text">
      <style:text-properties style:font-name="Arial" fo:font-size="10pt" fo:language="en" fo:country="GB" fo:font-weight="bold" style:font-size-asian="10pt" style:font-weight-asian="bold" style:font-name-complex="Century Gothic" style:font-size-complex="10pt"/>
    </style:style>
    <style:style style:name="T13" style:family="text">
      <style:text-properties officeooo:rsid="00018ea6"/>
    </style:style>
    <style:style style:name="T14" style:family="text">
      <style:text-properties officeooo:rsid="0079dc67"/>
    </style:style>
    <style:style style:name="T15" style:family="text">
      <style:text-properties officeooo:rsid="007dfe50"/>
    </style:style>
    <style:style style:name="T16" style:family="text">
      <style:text-properties style:font-name-asian="Century Gothic"/>
    </style:style>
    <style:style style:name="T17" style:family="text">
      <style:text-properties style:font-name-asian="Courier New"/>
    </style:style>
    <style:style style:name="T18" style:family="text">
      <style:text-properties officeooo:rsid="0084e37f"/>
    </style:style>
    <style:style style:name="T19" style:family="text">
      <style:text-properties officeooo:rsid="008853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Exercise 1: Part <text:span text:style-name="T14">3</text:span></text:p>
      <text:p text:style-name="P2"/>
      <text:p text:style-name="P19">Loops <text:span text:style-name="T15">and functions</text:span></text:p>
      <text:p text:style-name="P1"/>
      <text:p text:style-name="P4">Python Programming Bootcamp by Dr Rohitash Chandra</text:p>
      <text:p text:style-name="P4">UNSW, 2021</text:p>
      <text:p text:style-name="P1"><text:span text:style-name="T13"><text:s/></text:span><text:span text:style-name="T1"><text:s/></text:span></text:p>
      <text:p text:style-name="P3"><text:s/></text:p>
      <text:p text:style-name="P8"/>
      <text:p text:style-name="P8">Description</text:p>
      <text:p text:style-name="P20"><text:span text:style-name="T12"><text:s/></text:span></text:p>
      <text:p text:style-name="P20"><text:span text:style-name="T5"><text:s/></text:span></text:p>
      <text:p text:style-name="P23"/>
      <text:list xml:id="list3357753563" text:style-name="WW8Num14">
        <text:list-item>
          <text:p text:style-name="P21"><text:span text:style-name="T2">The following is a </text:span><text:span text:style-name="T3">function </text:span><text:span text:style-name="T2">that determines whether or not a given a number </text:span><text:span text:style-name="T4">n</text:span><text:span text:style-name="T2"> is prime. <text:s/>(20 points)</text:span></text:p>
        </text:list-item>
      </text:list>
      <text:p text:style-name="P26"/>
      <text:p text:style-name="P13"><text:tab/> <text:s/>isPrime = TRUE;</text:p>
      <text:p text:style-name="P13"/>
      <text:p text:style-name="P12"><text:span text:style-name="T8"><text:s text:c="12"/></text:span><text:span text:style-name="T6"><text:tab/> <text:s text:c="9"/>FOR primeFactor = 2 to n-1 DO</text:span></text:p>
      <text:p text:style-name="P12"><text:span text:style-name="T8"><text:s text:c="39"/></text:span><text:span text:style-name="T6">IF n is divisible by primeFactor THEN</text:span></text:p>
      <text:p text:style-name="P12"><text:span text:style-name="T6"><text:tab/> <text:s text:c="34"/>isPrime = FALSE;</text:span></text:p>
      <text:p text:style-name="P11"/>
      <text:p text:style-name="P11"><text:span text:style-name="T16"><text:s text:c="25"/></text:span>IF isPrime THEN</text:p>
      <text:p text:style-name="P12"><text:span text:style-name="T8"><text:s text:c="37"/></text:span><text:span text:style-name="T6">Output “number n is prime”</text:span></text:p>
      <text:p text:style-name="P12"><text:span text:style-name="T6"><text:tab/><text:tab/> <text:s text:c="8"/></text:span><text:span text:style-name="T7">Return TRUE</text:span></text:p>
      <text:p text:style-name="P11"><text:span text:style-name="T16"><text:s text:c="25"/></text:span>ELSE</text:p>
      <text:p text:style-name="P15"><text:span text:style-name="T17"><text:s text:c="3"/></text:span><text:tab/>Output “number n is not prime”</text:p>
      <text:p text:style-name="P15"><text:tab/><text:span text:style-name="T15">Return FALSE</text:span></text:p>
      <text:p text:style-name="P15"/>
      <text:p text:style-name="P14"/>
      <text:list xml:id="list203658528598078" text:continue-numbering="true" text:style-name="WW8Num14">
        <text:list-item>
          <text:p text:style-name="P21"><text:span text:style-name="T2">Write a </text:span><text:span text:style-name="T3">function</text:span><text:span text:style-name="T2"> for finding the first </text:span><text:span text:style-name="T4">N</text:span><text:span text:style-name="T2"> prime numbers. We already know how to test whether or not a number is prime. We will use this algorithm for finding the first </text:span><text:span text:style-name="T4">N</text:span><text:span text:style-name="T2"> prime numbers as follows: (20 points)</text:span></text:p>
        </text:list-item>
      </text:list>
      <text:p text:style-name="P26"/>
      <text:p text:style-name="P15"><text:span text:style-name="T6">Start with n=2;</text:span></text:p>
      <text:p text:style-name="P12"><text:span text:style-name="T8"><text:s text:c="3"/></text:span><text:span text:style-name="T6"><text:tab/> <text:s text:c="8"/>Assume the number n is prime; </text:span></text:p>
      <text:p text:style-name="P12"><text:span text:style-name="T8"><text:s text:c="26"/></text:span><text:span text:style-name="T6">WHILE we have not yet found </text:span><text:span text:style-name="T9">N</text:span><text:span text:style-name="T6"> prime numbers DO</text:span></text:p>
      <text:p text:style-name="P11"><text:span text:style-name="T16"><text:s text:c="26"/></text:span>{</text:p>
      <text:p text:style-name="P12"><text:span text:style-name="T8"><text:s/></text:span><text:span text:style-name="T6"><text:tab/> <text:s text:c="22"/>Test divisibility of n by all potential factors between 2 and </text:span></text:p>
      <text:p text:style-name="P12"><text:span text:style-name="T8"><text:s text:c="39"/></text:span><text:span text:style-name="T6">The square root of n itself;</text:span></text:p>
      <text:p text:style-name="P12"><text:span text:style-name="T8"><text:s text:c="28"/></text:span><text:span text:style-name="T6"><text:tab/> <text:s text:c="6"/>IF n is divisible by any of these numbers THEN</text:span></text:p>
      <text:p text:style-name="P12"><text:span text:style-name="T6"><text:tab/> <text:s text:c="36"/>n it is not prime</text:span></text:p>
      <text:p text:style-name="P11"><text:span text:style-name="T16"><text:s text:c="40"/></text:span>ELSE</text:p>
      <text:p text:style-name="P11"><text:tab/> <text:s text:c="22"/>{</text:p>
      <text:p text:style-name="P12"><text:span text:style-name="T8"><text:s text:c="54"/></text:span><text:span text:style-name="T6">n</text:span><text:span text:style-name="T9"> </text:span><text:span text:style-name="T6">is prime;</text:span></text:p>
      <text:p text:style-name="P12"><text:span text:style-name="T8"><text:s text:c="54"/></text:span><text:span text:style-name="T6">count it;</text:span></text:p>
      <text:p text:style-name="P11"><text:span text:style-name="T16"><text:s text:c="40"/></text:span>}</text:p>
      <text:p text:style-name="P12"><text:span text:style-name="T8"><text:s text:c="39"/></text:span><text:span text:style-name="T6">check next number n;</text:span></text:p>
      <text:p text:style-name="P11"><text:span text:style-name="T16"><text:s text:c="27"/></text:span>}</text:p>
      <text:p text:style-name="P26"/>
      <text:p text:style-name="P28"/>
      <text:list xml:id="list203657809304429" text:continue-numbering="true" text:style-name="WW8Num14">
        <text:list-item>
          <text:p text:style-name="P22">Write a <text:span text:style-name="T19">function </text:span>that finds all prime numbers between a lower and upper limit. (20 points) </text:p>
        </text:list-item>
      </text:list>
      <text:p text:style-name="P28"/>
      <text:list xml:id="list203657903508839" text:continue-numbering="true" text:style-name="WW8Num14">
        <text:list-item>
          <text:p text:style-name="P21"><text:a xlink:type="simple" xlink:href="http://www.algebra.com/algebra/homework/divisibility/Integer_factorization&amp;action=edit&amp;section=1.wikipedia" text:style-name="Internet_20_link" text:visited-style-name="Visited_20_Internet_20_Link">By the </text:a><text:a xlink:type="simple" xlink:href="http://en.wikipedia.org/wiki/wiki/Fundamental_theorem_of_arithmetic" text:style-name="Internet_20_link" text:visited-style-name="Visited_20_Internet_20_Link">fundamental theorem of arithmetic</text:a><text:span text:style-name="T10">, every positive integer greater than 1 has a unique prime factorization. However, the fundamental theorem of arithmetic gives no insight into how to obtain an integer's prime factorization; it only guarantees its existence. </text:span></text:p>
        </text:list-item>
      </text:list>
      <text:p text:style-name="P24"><text:soft-page-break/></text:p>
      <text:p text:style-name="P24"/>
      <text:p text:style-name="P24"/>
      <text:p text:style-name="P24"/>
      <text:p text:style-name="P24">Examples:</text:p>
      <text:p text:style-name="P24"/>
      <text:p text:style-name="P25"><text:span text:style-name="T11"><text:s text:c="13"/></text:span><text:span text:style-name="T10">46 = 2 * 23<text:tab/><text:tab/>48 = 2 * 2 * 2 * 2 * 3 <text:s text:c="12"/>51 = 3 * 17<text:tab/><text:tab/><text:tab/></text:span></text:p>
      <text:p text:style-name="P25"><text:span text:style-name="T11"><text:s text:c="12"/></text:span><text:span text:style-name="T10">142 = 2 * 71 <text:s text:c="16"/>144 = 2 * 2 * 2 * 2 * 3 * 3 </text:span><text:bookmark text:name="Practical_applications"/></text:p>
      <text:p text:style-name="P29"/>
      <text:p text:style-name="P24">Write a <text:span text:style-name="T19">function </text:span><text:s/>that computes the prime factorization of a given composite number <text:span text:style-name="T19">entered by the user</text:span>. (40 points)</text:p>
      <text:p text:style-name="P27"/>
      <text:p text:style-name="P18"/>
      <text:p text:style-name="P18"/>
      <text:p text:style-name="P18"/>
      <text:p text:style-name="P18">Resources: </text:p>
      <text:p text:style-name="P18"/>
      <text:list xml:id="list2739989549" text:style-name="L1">
        <text:list-item>
          <text:p text:style-name="P16"><text:a xlink:type="simple" xlink:href="https://en.wikipedia.org/wiki/Prime_number" text:style-name="Internet_20_link" text:visited-style-name="Visited_20_Internet_20_Link">https://en.wikipedia.org/wiki/Prime_number</text:a></text:p>
        </text:list-item>
        <text:list-item>
          <text:p text:style-name="P16"><text:a xlink:type="simple" xlink:href="https://en.wikipedia.org/wiki/Fundamental_theorem_of_arithmetic" text:style-name="Internet_20_link" text:visited-style-name="Visited_20_Internet_20_Link">https://en.wikipedia.org/wiki/Fundamental_theorem_of_arithmetic</text:a></text:p>
          <text:p text:style-name="P16"/>
        </text:list-item>
      </text:list>
      <text:p text:style-name="P9"/>
      <text:p text:style-name="P9"/>
      <text:p text:style-name="P7">Acknowledgment </text:p>
      <text:p text:style-name="P6"/>
      <text:p text:style-name="P6">The assignment is adapted from exercise designed by Prof. Christian Omlin</text:p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ematica1" svg:font-family="Mathematica1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CMR12" svg:font-family="CMR12"/>
    <style:font-face style:name="Lohit Hindi1" svg:font-family="'Lohit Hindi'"/>
    <style:font-face style:name="Courier New" svg:font-family="'Courier New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fo:language="en" fo:country="US" style:font-size-asian="10pt" style:font-name-complex="Courier New" style:font-family-complex="'Courier New'" style:font-family-generic-complex="modern" style:font-size-complex="10pt"/>
    </style:style>
    <style:style style:name="WW8Num20z0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7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entury Gothic" fo:font-family="'Century Gothic'" style:font-family-generic="swiss" style:font-pitch="variable" fo:font-size="10pt" fo:language="en" fo:country="US" fo:font-weight="normal" style:font-size-asian="10pt" style:font-weight-asian="normal" style:font-name-complex="Century Gothic" style:font-family-complex="'Century Gothic'" style:font-family-generic-complex="swiss" style:font-pitch-complex="variable" style:font-size-complex="10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a" style:num-letter-sync="true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hit </meta:initial-creator>
    <meta:creation-date>2013-07-18T14:54:17</meta:creation-date>
    <meta:generator>LibreOffice/6.0.7.3$Linux_X86_64 LibreOffice_project/00m0$Build-3</meta:generator>
    <dc:date>2021-08-26T20:36:55.895283007</dc:date>
    <meta:editing-duration>PT4H37M20S</meta:editing-duration>
    <meta:editing-cycles>108</meta:editing-cycles>
    <meta:document-statistic meta:table-count="0" meta:image-count="0" meta:object-count="0" meta:page-count="2" meta:paragraph-count="48" meta:word-count="314" meta:character-count="2433" meta:non-whitespace-character-count="1411"/>
  </office:meta>
</office:document-meta>
</file>